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06_12-35-03_000.jpg</text:p>
          </table:table-cell>
          <table:table-cell table:style-name="ce19" office:value-type="string">
            <text:p>:m :? #*# / topic=history:日本史：安土・桃山 / content=秀吉：朝鮮を攻める。なぜ、そのような蛮行をやった？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:? #*# / topic=history:日本史：安土・桃山 / content=秀吉：朝鮮を攻める。なぜ、そのような蛮行をやった？">
            <text:p>:m :? #*# / topic=history:日本史：安土・桃山 / content=秀吉：朝鮮を攻める。なぜ、そのような蛮行をやった？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06_12-35-36_000.jpg</text:p>
          </table:table-cell>
          <table:table-cell table:style-name="ce11" office:value-type="string">
            <text:p>:m RES 1*4 / free# JVEMV6 68#_115:1 / 68. theoretical-physics(tp) / w=反射；対称,topics=同値；同値関係,other=~,s=~,i=~,doc=7-8~4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*4 / free# JVEMV6 68#_115:1 / 68. theoretical-physics(tp) / w=反射；対称,topics=同値；同値関係,other=~,s=~,i=~,doc=7-8~4">
            <text:p>:m RES 1*4 / free# JVEMV6 68#_115:1 / 68. theoretical-physics(tp) / w=反射；対称,topics=同値；同値関係,other=~,s=~,i=~,doc=7-8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06_12-35-57_000.jpg</text:p>
          </table:table-cell>
          <table:table-cell table:style-name="ce4" office:value-type="string">
            <text:p>:m RES 2*4 / free# JVEMV6 68#_115:1 / 68. theoretical-physics(tp) / w=推移的；反対称律,topics=同値；同値関係,other=~,s=~,i=~,doc=7-8~4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2*4 / free# JVEMV6 68#_115:1 / 68. theoretical-physics(tp) / w=推移的；反対称律,topics=同値；同値関係,other=~,s=~,i=~,doc=7-8~4">
            <text:p>:m RES 2*4 / free# JVEMV6 68#_115:1 / 68. theoretical-physics(tp) / w=推移的；反対称律,topics=同値；同値関係,other=~,s=~,i=~,doc=7-8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06_12-36-17_000.jpg</text:p>
          </table:table-cell>
          <table:table-cell table:style-name="ce11" office:value-type="string">
            <text:p>:m RES 3*4 / free# JVEMV6 68#_115:1 / 68. theoretical-physics(tp) / w=~,topics=同値；同値関係,other=~,s=~,i=~,doc=7-8~4</text:p>
          </table:table-cell>
          <table:table-cell table:style-name="ce18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3*4 / free# JVEMV6 68#_115:1 / 68. theoretical-physics(tp) / w=~,topics=同値；同値関係,other=~,s=~,i=~,doc=7-8~4">
            <text:p>:m RES 3*4 / free# JVEMV6 68#_115:1 / 68. theoretical-physics(tp) / w=~,topics=同値；同値関係,other=~,s=~,i=~,doc=7-8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10-06_12-36-36_000.jpg</text:p>
          </table:table-cell>
          <table:table-cell table:style-name="ce11" office:value-type="string">
            <text:p>:m RES 4*4 / free# JVEMV6 68#_115:1 / 68. theoretical-physics(tp) / w=~,topics=同値；同値関係,other=練習問題,s=~,i=~,doc=7-8~4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4*4 / free# JVEMV6 68#_115:1 / 68. theoretical-physics(tp) / w=~,topics=同値；同値関係,other=練習問題,s=~,i=~,doc=7-8~4">
            <text:p>:m RES 4*4 / free# JVEMV6 68#_115:1 / 68. theoretical-physics(tp) / w=~,topics=同値；同値関係,other=練習問題,s=~,i=~,doc=7-8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06_12-40-34_000.jpg</text:p>
          </table:table-cell>
          <table:table-cell table:style-name="ce18" office:value-type="string">
            <text:p><text:s/>:PHOTO 記録用 / @自室前：ベランダ：プランター / target=種（たね） occasion=種を植えた species=冬菜,id=2021-10-06_12-40-34_000.jpg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 :PHOTO 記録用 / @自室前：ベランダ：プランター / target=種（たね） occasion=種を植えた species=冬菜,id=2021-10-06_12-40-34_000.jpg">
            <text:p><text:s/>:PHOTO 記録用 / @自室前：ベランダ：プランター / target=種（たね） occasion=種を植えた species=冬菜,id=2021-10-06_12-40-34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06_13-08-28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06_15-12-32_000.jpg</text:p>
          </table:table-cell>
          <table:table-cell table:style-name="ce19" office:value-type="string">
            <text:p>:m RES 1*3 / free# JVEMV6 68#_115:2 / 68. theoretical-physics(tp) / w=~,topics=同値；同値関係,other=練習問題,s=~,i=~,doc=7-8~4</text:p>
          </table:table-cell>
          <table:table-cell table:style-name="ce11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1*3 / free# JVEMV6 68#_115:2 / 68. theoretical-physics(tp) / w=~,topics=同値；同値関係,other=練習問題,s=~,i=~,doc=7-8~4">
            <text:p>:m RES 1*3 / free# JVEMV6 68#_115:2 / 68. theoretical-physics(tp) / w=~,topics=同値；同値関係,other=練習問題,s=~,i=~,doc=7-8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06_15-12-56_000.jpg</text:p>
          </table:table-cell>
          <table:table-cell table:style-name="ce19" office:value-type="string">
            <text:p>:m RES 2*3 / free# JVEMV6 68#_115:2 / 68. theoretical-physics(tp) / w=~,topics=同値；同値関係,other=練習問題,s=~,i=~,doc=7-8~4</text:p>
          </table:table-cell>
          <table:table-cell table:style-name="ce11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2*3 / free# JVEMV6 68#_115:2 / 68. theoretical-physics(tp) / w=~,topics=同値；同値関係,other=練習問題,s=~,i=~,doc=7-8~4">
            <text:p>:m RES 2*3 / free# JVEMV6 68#_115:2 / 68. theoretical-physics(tp) / w=~,topics=同値；同値関係,other=練習問題,s=~,i=~,doc=7-8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06_15-13-16_000.jpg</text:p>
          </table:table-cell>
          <table:table-cell table:style-name="ce19" office:value-type="string">
            <text:p>:m RES 3*3 / free# JVEMV6 68#_115:2 / 68. theoretical-physics(tp) / w=~,topics=同値；同値関係,other=練習問題,s=~,i=~,doc=7-8~4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RES 3*3 / free# JVEMV6 68#_115:2 / 68. theoretical-physics(tp) / w=~,topics=同値；同値関係,other=練習問題,s=~,i=~,doc=7-8~4">
            <text:p>:m RES 3*3 / free# JVEMV6 68#_115:2 / 68. theoretical-physics(tp) / w=~,topics=同値；同値関係,other=練習問題,s=~,i=~,doc=7-8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06_21-28-45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07_01-53-08_000.jpg</text:p>
          </table:table-cell>
          <table:table-cell table:style-name="ce19" office:value-type="string">
            <text:p><text:s/>:PHOTO 記録 / PC画面 / デスクトップPC / for=ei(electronic-intifada);MECA:journalism / 寄付金、入金 / amount=USD:25</text:p>
          </table:table-cell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 :PHOTO 記録 / PC画面 / デスクトップPC / for=ei(electronic-intifada);MECA:journalism / 寄付金、入金 / amount=USD:25">
            <text:p><text:s/>:PHOTO 記録 / PC画面 / デスクトップPC / for=ei(electronic-intifada);MECA:journalism / 寄付金、入金 / amount=USD:2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07_01-53-23_000.jpg</text:p>
          </table:table-cell>
          <table:table-cell table:style-name="ce19" office:value-type="string">
            <text:p><text:s/>:PHOTO 記録 / PC画面 / デスクトップPC / for=ei(electronic-intifada);MECA:journalism / 寄付金、入金 / amount=USD:25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 :PHOTO 記録 / PC画面 / デスクトップPC / for=ei(electronic-intifada);MECA:journalism / 寄付金、入金 / amount=USD:25">
            <text:p><text:s/>:PHOTO 記録 / PC画面 / デスクトップPC / for=ei(electronic-intifada);MECA:journalism / 寄付金、入金 / amount=USD:2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07_01-59-10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07_07-47-59_000.jpg</text:p>
          </table:table-cell>
          <table:table-cell table:style-name="ce11" office:value-type="string">
            <text:p>:tome/ (lang=ja) / topic=なぜ数学をするのか / content=人民のために、数学；源は、仁 || :m :? #*# / topic=math：階乗 / content=(a+b)!/a!は、整数か？ / status=COMP / other=~,id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tome/ (lang=ja) / topic=なぜ数学をするのか / content=人民のために、数学；源は、仁 || :m :? #*# / topic=math：階乗 / content=(a+b)!/a!は、整数か？ / status=COMP / other=~,id=~">
            <text:p>:tome/ (lang=ja) / topic=なぜ数学をするのか / content=人民のために、数学；源は、仁 || :m :? #*# / topic=math：階乗 / content=(a+b)!/a!は、整数か？ / status=COMP / other=~,id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07_07-49-19_000.jpg</text:p>
          </table:table-cell>
          <table:table-cell table:style-name="ce18" office:value-type="string">
            <text:p>:m :? #*# / topic=math:フーリエ級数 / content=級数の、係数。a_n,b_n。０以外、あるか？ / status=init / other=~,id=VP7B || :m :? #*# / topic=math:フーリエ級数 / content=級数の、係数：余弦係数。f(x)=a*θとすると、a_nは、どうなるか？ / status=init / other=~,id=L8BE || :m :? #*# / topic=math:三角関数 / content=cos。cos(4θ)：cos(θ)、sin(θ)で、表したい。 / status=init / other=~,id=Q1WN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:? #*# / topic=math:フーリエ級数 / content=級数の、係数。a_n,b_n。０以外、あるか？ / status=init / other=~,id=VP7B || :m :? #*# / topic=math:フーリエ級数 / content=級数の、係数：余弦係数。f(x)=a*θとすると、a_nは、どうなるか？ / status=init / other=~,id=L8BE || :m :? #*# / topic=math:三角関数 / content=cos。cos(4θ)：cos(θ)、sin(θ)で、表したい。 / status=init / other=~,id=Q1WN / N+">
            <text:p>:m :? #*# / topic=math:フーリエ級数 / content=級数の、係数。a_n,b_n。０以外、あるか？ / status=init / other=~,id=VP7B || :m :? #*# / topic=math:フーリエ級数 / content=級数の、係数：余弦係数。f(x)=a*θとすると、a_nは、どうなるか？ / status=init / other=~,id=L8BE || :m :? #*# / topic=math:三角関数 / content=cos。cos(4θ)：cos(θ)、sin(θ)で、表したい。 / status=init / other=~,id=Q1WN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:m RES 1*2 / free# JVEMV6 68#_108:1_id=9IP4:1 / 68. theoretical-physics(tp) / w=階乗：割り算；,topics=階数の性質,other=q+:id=A3CC:a!+b!=c!;q+:二項定理：係数の積と商、関係,s=~,i=~,doc=~ / N+:(1)id=A3CC:re;">
            <text:p>:m RES 1*2 / free# JVEMV6 68#_108:1_id=9IP4:1 / 68. theoretical-physics(tp) / w=階乗：割り算；,topics=階数の性質,other=q+:id=A3CC:a!+b!=c!;q+:二項定理：係数の積と商、関係,s=~,i=~,doc=~ / N+:(1)id=A3CC:re;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:m RES 2*2 / free# JVEMV6 68#_108:1_id=9IP4:1 / 68. theoretical-physics(tp) / w=階乗：割り算；,topics=階数の性質,other=q+:a!+m*a!=b!:a=3の場合;q+:(a!+b!+c!=d!):(Σ^n._(i=1)(a_i!)=b!),s=~,i=~,doc=~ / N+:(1)id=A3CC:re;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9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7">2021/10/07</text:date>, <text:time>10:38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07T10:38:25.76</dc:date>
    <dc:creator>iwabuchi ken</dc:creator>
    <meta:editing-duration>P38DT7H33M11S</meta:editing-duration>
    <meta:editing-cycles>13508</meta:editing-cycles>
    <meta:document-statistic meta:table-count="1" meta:cell-count="448" meta:object-count="0"/>
  </office:meta>
</office:document-meta>
</file>